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ff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fo:background-color="#ffffff" style:font-weight-asian="normal" style:font-weight-complex="normal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Times New Roman" fo:font-size="10.5pt" fo:font-weight="bold" fo:background-color="#ffffff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Times New Roman" fo:font-weight="bold" fo:background-color="#ffffff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000000" style:font-name="Times New Roman" fo:font-size="12pt" fo:font-weight="bold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color="#000000" style:font-name="Times New Roman" fo:font-size="10.5pt"/>
    </style:style>
    <style:style style:name="T2" style:family="text">
      <style:text-properties fo:color="#ff3333"/>
    </style:style>
    <style:style style:name="T3" style:family="text">
      <style:text-properties fo:color="#ff3333" style:font-name="Times New Roman" fo:font-size="10.5pt"/>
    </style:style>
    <style:style style:name="T4" style:family="text">
      <style:text-properties fo:color="#ff3333" style:font-name="Times New Roman" fo:font-size="10.5pt" fo:font-weight="bold" fo:background-color="#ffffff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lução<text:bookmark text:name="docs-internal-guid-f79bd2ed-7fff-7853-e629-ad98755c9664"/> <text:span text:style-name="T7">algorítmica</text:span><text:span text:style-name="T9"> </text:span>para Tabuada do 9 _ Forma Pseudocódigo</text:p>
      <text:p text:style-name="P2"/>
      <text:p text:style-name="P8">1 - Inicio <text:tab/><text:tab/><text:tab/><text:tab/><text:tab/><text:tab/><text:span text:style-name="T2"># Informação sobre o script / Titulo</text:span></text:p>
      <text:p text:style-name="P9">2 – Definir n, digito1, digito2 e produto<text:tab/><text:tab/><text:span text:style-name="T2">#Definição da varialvel controladora</text:span></text:p>
      <text:p text:style-name="P9">3 – produto = digito1*10 + digito2<text:tab/><text:tab/><text:tab/><text:span text:style-name="T2">#Processamento</text:span></text:p>
      <text:p text:style-name="P9">4 – Imprimir: produto<text:tab/><text:tab/><text:tab/><text:tab/><text:tab/><text:span text:style-name="T2"># Saída</text:span></text:p>
      <text:p text:style-name="P9">5 – Alterar variáveis <text:tab/><text:tab/><text:tab/><text:tab/><text:tab/><text:span text:style-name="T2">#Processamento</text:span></text:p>
      <text:p text:style-name="P9">6 – Repitir o Processo 3 e 4<text:tab/><text:tab/><text:tab/><text:tab/><text:span text:style-name="T2">#processamento/saída</text:span></text:p>
      <text:p text:style-name="P9">7- Fim</text:p>
      <text:p text:style-name="P7"/>
      <text:p text:style-name="P7"/>
      <text:p text:style-name="P7">------------------------------------------------------------------------------------------------------------------------</text:p>
      <text:p text:style-name="P7">MODELO:</text:p>
      <text:p text:style-name="P7"/>
      <text:p text:style-name="P7"/>
      <text:p text:style-name="P1"><text:span text:style-name="T1">print ("TABUADA DO 09") <text:tab/><text:tab/></text:span><text:span text:style-name="T3"># Informação sobre o script / Titulo</text:span></text:p>
      <text:p text:style-name="Standard">n=0 <text:tab/><text:tab/><text:tab/> <text:s text:c="7"/><text:tab/><text:tab/><text:span text:style-name="T4">#Definição</text:span> <text:span text:style-name="T4">da varialvel controladora</text:span></text:p>
      <text:p text:style-name="Standard">digito1= n-1<text:tab/><text:tab/> <text:s text:c="7"/><text:tab/><text:tab/><text:span text:style-name="T4">#Definição da varialvel das dezenas</text:span></text:p>
      <text:p text:style-name="Standard">digito2= 10-n <text:s text:c="25"/><text:tab/><text:span text:style-name="T4">#Definição da varialvel das unidades</text:span></text:p>
      <text:p text:style-name="Standard">produto=0<text:tab/><text:tab/> <text:s text:c="7"/><text:tab/><text:tab/><text:span text:style-name="T4">#Definição da varialvel do resultado</text:span></text:p>
      <text:p text:style-name="Standard">produto= digito1*10+digito2 <text:s text:c="4"/><text:tab/><text:span text:style-name="T4">#Execução da operação <text:s/>/ processamento</text:span></text:p>
      <text:p text:style-name="P5">print (f"9 x {n} = {produto}")</text:p>
      <text:p text:style-name="P5"/>
      <text:p text:style-name="Standard"><text:span text:style-name="T4"><text:tab/>#repetição do codigo abaixo, no caso de não utilização de bloco e repetição</text:span><text:tab/></text:p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<text:soft-page-break/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6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3"/>
      <text:p text:style-name="P5">n+=1</text:p>
      <text:p text:style-name="Standard">digito1= n-1<text:tab/><text:tab/> <text:s text:c="7"/><text:tab/><text:tab/></text:p>
      <text:p text:style-name="Standard">digito2= 10-n <text:s text:c="25"/><text:tab/></text:p>
      <text:p text:style-name="Standard">produto=0<text:tab/><text:tab/> <text:s text:c="7"/><text:tab/><text:tab/></text:p>
      <text:p text:style-name="Standard">produto= digito1*10+digito2 <text:s text:c="4"/><text:tab/></text:p>
      <text:p text:style-name="P5">print (f"9 x {n} = {produto}")</text:p>
      <text:p text:style-name="P4"><text:s text:c="12"/></text:p>
      <text:p text:style-name="P4">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B Januário</meta:initial-creator>
    <meta:creation-date>2024-06-20T18:20:59.17</meta:creation-date>
    <dc:date>2024-06-20T19:35:18.62</dc:date>
    <dc:creator>Ricardo B Januário</dc:creator>
    <meta:editing-duration>PT9M5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74" meta:word-count="251" meta:character-count="2366"/>
  </office:meta>
</office:document-meta>
</file>